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mily-generic="swiss"/>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style:font-size-asian="12pt"/>
    </style:style>
    <style:style style:name="P2" style:family="paragraph" style:parent-style-name="Standard">
      <style:text-properties fo:font-size="12pt" fo:font-weight="bold" style:font-size-asian="12pt" style:font-weight-asian="bold"/>
    </style:style>
    <style:style style:name="P3" style:family="paragraph" style:parent-style-name="Standard" style:master-page-name="Standard">
      <style:paragraph-properties fo:text-align="center" style:justify-single-word="false" style:page-number="auto"/>
    </style:style>
    <style:style style:name="P4" style:family="paragraph" style:parent-style-name="List_20_Paragraph" style:list-style-name="WWNum1"/>
    <style:style style:name="P5" style:family="paragraph" style:parent-style-name="List_20_Paragraph" style:list-style-name="WWNum2"/>
    <style:style style:name="P6" style:family="paragraph" style:parent-style-name="List_20_Paragraph" style:list-style-name="WWNum5"/>
    <style:style style:name="T1" style:family="text">
      <style:text-properties fo:font-size="16pt" style:text-underline-style="solid" style:text-underline-width="auto" style:text-underline-color="font-color" fo:font-weight="bold" style:font-size-asian="16pt" style:font-weight-asian="bold"/>
    </style:style>
    <style:style style:name="T2" style:family="text">
      <style:text-properties fo:font-size="12pt" style:font-size-asian="12pt"/>
    </style:style>
    <style:style style:name="T3" style:family="text">
      <style:text-properties fo:font-size="12pt" fo:font-weight="bold" style:font-size-asian="12pt"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Problem One</text:span></text:p>
      <text:p text:style-name="Standard"><text:span text:style-name="T2">This problem was designed to get you acquainted with the format of the following problems. I think this one should be cake for you!</text:span></text:p>
      <text:p text:style-name="Standard"><text:span text:style-name="T3">Things to note:</text:span></text:p>
      <text:list xml:id="list1995650237291947975" text:style-name="WWNum1">
        <text:list-item>
          <text:p text:style-name="P4"><text:span text:style-name="T2">Always keep the challenge file together with the test file (by that I mean in the same folder). </text:span></text:p>
        </text:list-item>
        <text:list-item>
          <text:p text:style-name="P4"><text:span text:style-name="T2">When you feel like you’ve completed any section of a problem, feel free to test your work! You can do this by going to the test file I created (in this case: test_firstchallenge.py) and then running it. My tester should take care of the rest!</text:span></text:p>
        </text:list-item>
        <text:list-item>
          <text:p text:style-name="P4"><text:span text:style-name="T2">If for any reason you feel like something isn’t working like it should, let me know. I would be ecstatic to fix it for you. Same goes for any questions you have.</text:span></text:p>
        </text:list-item>
      </text:list>
      <text:p text:style-name="Standard"><text:span text:style-name="T2">Alright, on to the problem:</text:span></text:p>
      <text:p text:style-name="P1"/>
      <text:list xml:id="list6280797188531516315" text:style-name="WWNum2">
        <text:list-item>
          <text:p text:style-name="P5"><text:span text:style-name="T3">Prompting the user</text:span></text:p>
        </text:list-item>
        <text:list-item>
          <text:p text:style-name="P5"><text:span text:style-name="T3">Addition</text:span></text:p>
        </text:list-item>
        <text:list-item>
          <text:p text:style-name="P5"><text:span text:style-name="T3">Subtraction</text:span></text:p>
        </text:list-item>
        <text:list-item>
          <text:p text:style-name="P5"><text:span text:style-name="T3">Multiplication</text:span></text:p>
        </text:list-item>
        <text:list-item>
          <text:p text:style-name="P5"><text:span text:style-name="T3">Division</text:span></text:p>
        </text:list-item>
        <text:list-item>
          <text:p text:style-name="P5"><text:span text:style-name="T3">Modulus</text:span></text:p>
        </text:list-item>
      </text:list>
      <text:p text:style-name="P2"/>
      <text:list xml:id="list2374195876692194811" text:style-name="WWNum5">
        <text:list-item>
          <text:p text:style-name="P6"><text:span text:style-name="T3">Prompting the user</text:span></text:p>
        </text:list-item>
      </text:list>
      <text:p text:style-name="Standard"><text:span text:style-name="T2">For this problem, fill in the function named “prompt_user()”</text:span></text:p>
      <text:p text:style-name="Standard"><text:span text:style-name="T2">Follow the instructions provided in the practice file. Once you are done writing the code for this segment, go into the tester file and run it. The tester file should alert you as to whether there may be an error in your code. Good luck!</text:span></text:p>
      <text:p text:style-name="P1"/>
      <text:p text:style-name="P1"><text:bookmark text:name="_GoBack"/></text:p>
      <text:list xml:id="list213535554693145" text:continue-numbering="true" text:style-name="WWNum5">
        <text:list-item>
          <text:p text:style-name="P6"><text:span text:style-name="T3">Addition</text:span></text:p>
        </text:list-item>
      </text:list>
      <text:p text:style-name="Standard"><text:span text:style-name="T2">For this problem, fill in the function named “add()”</text:span></text:p>
      <text:p text:style-name="Standard"><text:span text:style-name="T2">Once again, follow the notes provided to you in the IDE. The goal of this problem is to simply add together the two given numbers and return the answer.</text:span></text:p>
      <text:p text:style-name="Standard"><text:soft-page-break/><text:span text:style-name="T2">Remember to test your functions using the test file provided as you go! Otherwise the things you wrote might not work as you expect them to…</text:span></text:p>
      <text:p text:style-name="P1"/>
      <text:list xml:id="list213535617900932" text:continue-numbering="true" text:style-name="WWNum5">
        <text:list-item>
          <text:p text:style-name="P6"><text:span text:style-name="T3">Subtraction</text:span></text:p>
        </text:list-item>
      </text:list>
      <text:p text:style-name="Standard"><text:span text:style-name="T2">Guess what? This is almost the same problem as before, just with a different operator! The same can be said with parts </text:span><text:span text:style-name="T3">D. </text:span><text:span text:style-name="T2">and </text:span><text:span text:style-name="T3">E. </text:span><text:span text:style-name="T2">Neat!</text:span></text:p>
      <text:p text:style-name="P1"/>
      <text:p text:style-name="Standard"><text:span text:style-name="T3"><text:s text:c="6"/>F. Modulus</text:span></text:p>
      <text:p text:style-name="Standard"><text:span text:style-name="T2">Here’s a little more challenging of a problem. Some people can’t tell if a certain number is even or odd… But you can! And more importantly, a computer can!</text:span></text:p>
      <text:p text:style-name="Standard"><text:span text:style-name="T2">Consider that the “modulus” of a number is essentially the remainder of a number.</text:span></text:p>
      <text:p text:style-name="Standard"><text:span text:style-name="T2">For example:</text:span></text:p>
      <text:p text:style-name="Standard"><text:span text:style-name="T3">5 mod 2 = 1</text:span><text:span text:style-name="T2">. This is because 5 divided by 2 leaves a remainder of one.</text:span></text:p>
      <text:p text:style-name="Standard"><text:span text:style-name="T3">6 mod 2 = 0</text:span><text:span text:style-name="T2">. This is because 6 divided by 2 leaves no remainder.</text:span></text:p>
      <text:p text:style-name="Standard"><text:span text:style-name="T3">7 mod 2 = 1</text:span><text:span text:style-name="T2">. Once again, 7 divided by 2 leaves a remainder of one.</text:span></text:p>
      <text:p text:style-name="Standard"><text:span text:style-name="T2">You may have started to notice a pattern. Any number modulus two will return </text:span><text:span text:style-name="T3">0</text:span><text:span text:style-name="T2"> if it is even, and </text:span><text:span text:style-name="T3">1</text:span><text:span text:style-name="T2"> if it is odd. Neat!</text:span></text:p>
      <text:p text:style-name="Standard"><text:span text:style-name="T2">The symbol for modulus in python is </text:span><text:span text:style-name="T3">%</text:span><text:span text:style-name="T2">.</text:span></text:p>
      <text:p text:style-name="Standard"><text:span text:style-name="T2">The previous examples could be represented as:</text:span></text:p>
      <text:p text:style-name="Standard"><text:span text:style-name="T3">5 % 2 </text:span><text:span text:style-name="T2">, </text:span><text:span text:style-name="T3">6 % 2</text:span><text:span text:style-name="T2"> , </text:span><text:span text:style-name="T3">7 % 2</text:span><text:span text:style-name="T2">.</text:span></text:p>
      <text:p text:style-name="Standard"><text:span text:style-name="T2">Remember, the </text:span><text:span text:style-name="T3">% </text:span><text:span text:style-name="T2">symbol is just another symbol like </text:span><text:span text:style-name="T3">*</text:span><text:span text:style-name="T2">, </text:span><text:span text:style-name="T3">/</text:span><text:span text:style-name="T2">, </text:span><text:span text:style-name="T3">-</text:span><text:span text:style-name="T2">, and </text:span><text:span text:style-name="T3">+</text:span><text:span text:style-name="T2">.</text:span></text:p>
      <text:p text:style-name="Standard"><text:span text:style-name="T2">So for this problem instead of returning an integer you will be returning a </text:span><text:span text:style-name="T3">Boolean value</text:span><text:span text:style-name="T2">! I hope all of these big words aren’t scaring you! Remember that Boolean just means either </text:span><text:span text:style-name="T3">True </text:span><text:span text:style-name="T2">or </text:span><text:span text:style-name="T3">False</text:span><text:span text:style-name="T2">!</text:span></text:p>
      <text:p text:style-name="P1"/>
      <text:p text:style-name="Standard"><text:span text:style-name="T3">Once you’ve finished all of these exercises your program should be fully functioning! Try it ou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mily-generic="swiss"/>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fo:font-size="12pt" fo:font-weight="bold" style:font-name-asian="Calibri2" style:font-family-asian="Calibri" style:font-family-generic-asian="system" style:font-pitch-asian="variable" style:font-weight-asian="bold"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size="12pt" fo:font-weight="bold" style:font-weight-asian="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er Geiger</meta:initial-creator>
    <meta:editing-cycles>29</meta:editing-cycles>
    <meta:creation-date>2017-04-26T22:26:00</meta:creation-date>
    <dc:date>2018-03-07T21:35:34.963735958</dc:date>
    <meta:editing-duration>PT1H26M50S</meta:editing-duration>
    <meta:generator>LibreOffice/5.1.6.2$Linux_X86_64 LibreOffice_project/10m0$Build-2</meta:generator>
    <meta:document-statistic meta:table-count="0" meta:image-count="0" meta:object-count="0" meta:page-count="2" meta:paragraph-count="36" meta:word-count="510" meta:character-count="2630" meta:non-whitespace-character-count="216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